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9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dVille</text:p>
          </table:table-cell>
          <table:table-cell office:value-type="string" calcext:value-type="string">
            <text:p>nomVille</text:p>
          </table:table-cell>
          <table:table-cell office:value-type="string" calcext:value-type="string">
            <text:p>codReg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BBEVIL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ILLE-LESQUIN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TE DE LA HAGU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AEN-CARPIQUET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OUEN-BOOS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IMS-PRUNA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REST-GUIPAVA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LOUMANAC'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NNES-ST JACQUES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LENCON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ORL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ROYES-BARBERE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NANCY-OCHE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TRASBOURG-ENTZHEIM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BELLE ILE-LE TALUT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NANTES-BOUGUENAIS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TOUR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BOURG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IJON-LONGVIC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BALE-MULHOUSE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TE DE CHASSIRO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OITIERS-BIARD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IMOGES-BELLEGARDE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LERMONT-FD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LE PUY-LOUDES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LYON-ST EXUPERY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BORDEAUX-MERIGNAC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GOURDO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ILLA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ONTELIMAR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EMBRUN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ONT-DE-MARSA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TARBES-OSSUN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ST GIRONS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TOULOUSE-BLAGNAC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ONTPELLIER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RIGNAN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AP CEPET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NICE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ERPIGNAN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AJACCIO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BASTIA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LORIEUSES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JUAN DE NOV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EUROPA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TROMELIN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GILLOT-AEROPOR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NOUVELLE AMSTERD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ROZET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KERGUELEN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AMANDZI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ST-PIERR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LA DESIRADE METE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ST-BARTHELEMY METEO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LE RAIZET AER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TRINITE-CARAVEL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LAMENTIN-AER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SAINT LAUREN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AYENNE-MATOUR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SAINT GEORGES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RIPASOULA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UMONT D'URVILLE</text:p>
          </table:table-cell>
          <table:table-cell office:value-type="float" office:value="20" calcext:value-type="float">
            <text:p>20</text:p>
          </table:table-cell>
        </table:table-row>
      </table:table>
      <table:named-expressions/>
      <table:database-ranges>
        <table:database-range table:name="__Anonymous_Sheet_DB__0" table:target-range-address="Feuille1.B2:Feuille1.B6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5">00/00/0000</text:date>, <text:time style:data-style-name="N2" text:time-value="10:09:49.8632733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6:29:26.922000000</meta:creation-date>
    <dc:date>2018-11-15T10:10:57.550568310</dc:date>
    <meta:editing-duration>PT6M48S</meta:editing-duration>
    <meta:editing-cycles>3</meta:editing-cycles>
    <meta:generator>LibreOffice/6.0.6.2$Linux_X86_64 LibreOffice_project/00m0$Build-2</meta:generator>
    <meta:document-statistic meta:table-count="1" meta:cell-count="189" meta:object-count="0"/>
  </office:meta>
</office:document-meta>
</file>